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100003E030000319C8E092818.svg" manifest:media-type=""/>
  <manifest:file-entry manifest:full-path="Pictures/2000000100003E030000319C1E88EECF.svg" manifest:media-type=""/>
  <manifest:file-entry manifest:full-path="Pictures/2000000100003E030000319C49AA24DC.svg" manifest:media-type=""/>
  <manifest:file-entry manifest:full-path="Pictures/2000000100003E030000319CDC431810.svg" manifest:media-type=""/>
  <manifest:file-entry manifest:full-path="Pictures/2000000100003E030000319C7C725B20.svg" manifest:media-type=""/>
  <manifest:file-entry manifest:full-path="Pictures/2000000100003E030000319C7D89436B.sv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5.875cm" svg:height="12.7cm" draw:z-index="0"><draw:image xlink:href="Pictures/2000000100003E030000319C7D89436B.svg" xlink:type="simple" xlink:show="embed" xlink:actuate="onLoad"/></draw:frame><draw:frame draw:style-name="fr2" draw:name="images5" text:anchor-type="paragraph" svg:x="0.563cm" svg:y="12.091cm" svg:width="15.875cm" svg:height="12.7cm" draw:z-index="4"><draw:image xlink:href="Pictures/2000000100003E030000319C7C725B20.svg" xlink:type="simple" xlink:show="embed" xlink:actuate="onLoad"/></draw:frame></text:p>
      <text:p text:style-name="Standard"><draw:frame draw:style-name="fr1" draw:name="images2" text:anchor-type="paragraph" svg:width="15.875cm" svg:height="12.7cm" draw:z-index="1"><draw:image xlink:href="Pictures/2000000100003E030000319CDC431810.svg" xlink:type="simple" xlink:show="embed" xlink:actuate="onLoad"/></draw:frame><text:soft-page-break/></text:p>
      <text:p text:style-name="Standard"><draw:frame draw:style-name="fr2" draw:name="images6" text:anchor-type="paragraph" svg:x="0.563cm" svg:y="4.999cm" svg:width="15.875cm" svg:height="12.7cm" draw:z-index="5"><draw:image xlink:href="Pictures/2000000100003E030000319C49AA24DC.svg" xlink:type="simple" xlink:show="embed" xlink:actuate="onLoad"/></draw:frame></text:p>
      <text:p text:style-name="Standard"/>
      <text:p text:style-name="Standard"/>
      <text:p text:style-name="Standard"><draw:frame draw:style-name="fr2" draw:name="images4" text:anchor-type="paragraph" svg:x="0.06cm" svg:y="0.106cm" svg:width="15.875cm" svg:height="12.7cm" draw:z-index="3"><draw:image xlink:href="Pictures/2000000100003E030000319C1E88EECF.svg" xlink:type="simple" xlink:show="embed" xlink:actuate="onLoad"/></draw:frame><text:soft-page-break/></text:p>
      <text:p text:style-name="Standard"><draw:frame draw:style-name="fr2" draw:name="images3" text:anchor-type="paragraph" svg:x="0.245cm" svg:y="0.067cm" svg:width="15.875cm" svg:height="12.7cm" draw:z-index="2"><draw:image xlink:href="Pictures/2000000100003E030000319C8E092818.sv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Fortat</meta:initial-creator>
    <meta:creation-date>2013-02-12T15:42:34</meta:creation-date>
    <dc:date>2013-02-12T16:46:41</dc:date>
    <dc:creator>Florent Fortat</dc:creator>
    <meta:editing-duration>P0D</meta:editing-duration>
    <meta:editing-cycles>2</meta:editing-cycles>
    <meta:generator>LibreOffice/3.6$Linux_X86_64 LibreOffice_project/360m1$Build-2</meta:generator>
    <meta:document-statistic meta:table-count="0" meta:image-count="6" meta:object-count="0" meta:page-count="4" meta:paragraph-count="0" meta:word-count="0" meta:character-count="0" meta:non-whitespace-character-count="0"/>
  </office:meta>
</office:document-meta>
</file>